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Example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Car Inventory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Car model</text:p>
          </table:table-cell>
          <table:table-cell table:style-name="ce3" office:value-type="string" calcext:value-type="string">
            <text:p>Show Room</text:p>
          </table:table-cell>
          <table:table-cell table:style-name="ce3" office:value-type="string" calcext:value-type="string">
            <text:p>Used</text:p>
          </table:table-cell>
          <table:table-cell table:style-name="ce3" office:value-type="string" calcext:value-type="string">
            <text:p>Repair Shop</text:p>
          </table:table-cell>
          <table:table-cell/>
          <table:table-cell table:style-name="Good" table:formula="of:=SUMIFS(Show_Room;Car_model;&quot;Model 01&quot;)" office:value-type="float" office:value="52" calcext:value-type="float">
            <text:p>52</text:p>
          </table:table-cell>
          <table:table-cell table:style-name="ce1" table:formula="of:=FORMULA([.G2])" office:value-type="string" office:string-value="=SUMIFS(Show_Room,Car_model,&quot;Model 01&quot;)" calcext:value-type="string">
            <text:p>=SUMIFS(Show_Room,Car_model,"Model 01")</text:p>
          </table:table-cell>
        </table:table-row>
        <table:table-row table:style-name="ro1">
          <table:table-cell office:value-type="string" calcext:value-type="string">
            <text:p>City AA</text:p>
          </table:table-cell>
          <table:table-cell office:value-type="string" calcext:value-type="string">
            <text:p>Model 0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table:style-name="Good" table:formula="of:=SUMIFS([.C3:.C30];[.B3:.B30];&quot;Model 01&quot;)" office:value-type="float" office:value="52" calcext:value-type="float">
            <text:p>52</text:p>
          </table:table-cell>
          <table:table-cell table:style-name="ce1" table:formula="of:=FORMULA([.G3])" office:value-type="string" office:string-value="=SUMIFS(C3:C30,B3:B30,&quot;Model 01&quot;)" calcext:value-type="string">
            <text:p>=SUMIFS(C3:C30,B3:B30,"Model 01")</text:p>
          </table:table-cell>
        </table:table-row>
        <table:table-row table:style-name="ro1">
          <table:table-cell office:value-type="string" calcext:value-type="string">
            <text:p>City BB</text:p>
          </table:table-cell>
          <table:table-cell office:value-type="string" calcext:value-type="string">
            <text:p>Model 0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m all Model 01 cars in Show rooms</text:p>
          </table:table-cell>
        </table:table-row>
        <table:table-row table:style-name="ro1">
          <table:table-cell office:value-type="string" calcext:value-type="string">
            <text:p>City CC</text:p>
          </table:table-cell>
          <table:table-cell office:value-type="string" calcext:value-type="string">
            <text:p>Model 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table:style-name="Good" table:formula="of:=SUMIFS(Show_Room;Car_model;&quot;Model 02&quot;;Branch;&quot;City BB&quot;)" office:value-type="float" office:value="36" calcext:value-type="float">
            <text:p>36</text:p>
          </table:table-cell>
          <table:table-cell table:style-name="ce1" table:formula="of:=FORMULA([.G5])" office:value-type="string" office:string-value="=SUMIFS(Show_Room,Car_model,&quot;Model 02&quot;,Branch,&quot;City BB&quot;)" calcext:value-type="string">
            <text:p>=SUMIFS(Show_Room,Car_model,"Model 02",Branch,"City BB")</text:p>
          </table:table-cell>
        </table:table-row>
        <table:table-row table:style-name="ro1">
          <table:table-cell office:value-type="string" calcext:value-type="string">
            <text:p>City AA</text:p>
          </table:table-cell>
          <table:table-cell office:value-type="string" calcext:value-type="string">
            <text:p>Model 0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style-name="Good" table:formula="of:=SUMIFS([.C3:.C30];[.B3:.B30];&quot;Model 02&quot;;[.A3:.A30];&quot;City BB&quot;)" office:value-type="float" office:value="36" calcext:value-type="float">
            <text:p>36</text:p>
          </table:table-cell>
          <table:table-cell table:style-name="ce1" table:formula="of:=FORMULA([.G6])" office:value-type="string" office:string-value="=SUMIFS(C3:C30,B3:B30,&quot;Model 02&quot;,A3:A30,&quot;City BB&quot;)" calcext:value-type="string">
            <text:p>=SUMIFS(C3:C30,B3:B30,"Model 02",A3:A30,"City BB")</text:p>
          </table:table-cell>
        </table:table-row>
        <table:table-row table:style-name="ro1">
          <table:table-cell office:value-type="string" calcext:value-type="string">
            <text:p>City BB</text:p>
          </table:table-cell>
          <table:table-cell office:value-type="string" calcext:value-type="string">
            <text:p>Model 0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um all Model 01 cars in Show rooms in city BB</text:p>
          </table:table-cell>
        </table:table-row>
        <table:table-row table:style-name="ro1">
          <table:table-cell office:value-type="string" calcext:value-type="string">
            <text:p>City CC</text:p>
          </table:table-cell>
          <table:table-cell office:value-type="string" calcext:value-type="string">
            <text:p>Model 0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 AA</text:p>
          </table:table-cell>
          <table:table-cell office:value-type="string" calcext:value-type="string">
            <text:p>Model 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style-name="Good" table:formula="of:=COUNTIFS(Car_model;&quot;Model 04&quot;)" office:value-type="float" office:value="4" calcext:value-type="float">
            <text:p>4</text:p>
          </table:table-cell>
          <table:table-cell table:style-name="ce1" table:formula="of:=FORMULA([.G9])" office:value-type="string" office:string-value="=COUNTIFS(Car_model,&quot;Model 04&quot;)" calcext:value-type="string">
            <text:p>=COUNTIFS(Car_model,"Model 04")</text:p>
          </table:table-cell>
        </table:table-row>
        <table:table-row table:style-name="ro1">
          <table:table-cell office:value-type="string" calcext:value-type="string">
            <text:p>City BB</text:p>
          </table:table-cell>
          <table:table-cell office:value-type="string" calcext:value-type="string">
            <text:p>Model 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nt all entries of Model 04 in list</text:p>
          </table:table-cell>
        </table:table-row>
        <table:table-row table:style-name="ro1">
          <table:table-cell office:value-type="string" calcext:value-type="string">
            <text:p>City CC</text:p>
          </table:table-cell>
          <table:table-cell office:value-type="string" calcext:value-type="string">
            <text:p>Model 0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  <table:table-cell table:style-name="Good" table:formula="of:=COUNTIFS(Car_model;&quot;Model 04&quot;;Branch;&quot;City BB&quot;)" office:value-type="float" office:value="1" calcext:value-type="float">
            <text:p>1</text:p>
          </table:table-cell>
          <table:table-cell table:style-name="ce1" table:formula="of:=FORMULA([.G11])" office:value-type="string" office:string-value="=COUNTIFS(Car_model,&quot;Model 04&quot;,Branch,&quot;City BB&quot;)" calcext:value-type="string">
            <text:p>=COUNTIFS(Car_model,"Model 04",Branch,"City BB")</text:p>
          </table:table-cell>
        </table:table-row>
        <table:table-row table:style-name="ro1">
          <table:table-cell office:value-type="string" calcext:value-type="string">
            <text:p>City AA</text:p>
          </table:table-cell>
          <table:table-cell office:value-type="string" calcext:value-type="string">
            <text:p>Model 0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Count all occurences of Model 04 in City BB in list</text:p>
          </table:table-cell>
        </table:table-row>
        <table:table-row table:style-name="ro1">
          <table:table-cell office:value-type="string" calcext:value-type="string">
            <text:p>City BB</text:p>
          </table:table-cell>
          <table:table-cell office:value-type="string" calcext:value-type="string">
            <text:p>Model 0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 CC</text:p>
          </table:table-cell>
          <table:table-cell office:value-type="string" calcext:value-type="string">
            <text:p>Model 0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style-name="Good" table:formula="of:=AVERAGEIFS(Show_Room;Car_model;&quot;Model 01&quot;)" office:value-type="float" office:value="13" calcext:value-type="float">
            <text:p>13</text:p>
          </table:table-cell>
          <table:table-cell table:style-name="ce1" table:formula="of:=FORMULA([.G14])" office:value-type="string" office:string-value="=AVERAGEIFS(Show_Room,Car_model,&quot;Model 01&quot;)" calcext:value-type="string">
            <text:p>=AVERAGEIFS(Show_Room,Car_model,"Model 01")</text:p>
          </table:table-cell>
        </table:table-row>
        <table:table-row table:style-name="ro1">
          <table:table-cell office:value-type="string" calcext:value-type="string">
            <text:p>City AA</text:p>
          </table:table-cell>
          <table:table-cell office:value-type="string" calcext:value-type="string">
            <text:p>Model 0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verage of <text:s/>all Model 01 cars in Show rooms</text:p>
          </table:table-cell>
        </table:table-row>
        <table:table-row table:style-name="ro1">
          <table:table-cell office:value-type="string" calcext:value-type="string">
            <text:p>City BB</text:p>
          </table:table-cell>
          <table:table-cell office:value-type="string" calcext:value-type="string">
            <text:p>Model 0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Good" table:formula="of:=AVERAGEIFS(Show_Room;Car_model;&quot;Model 02&quot;;Branch;&quot;City BB&quot;)" office:value-type="float" office:value="18" calcext:value-type="float">
            <text:p>18</text:p>
          </table:table-cell>
          <table:table-cell table:style-name="ce1" table:formula="of:=FORMULA([.G16])" office:value-type="string" office:string-value="=AVERAGEIFS(Show_Room,Car_model,&quot;Model 02&quot;,Branch,&quot;City BB&quot;)" calcext:value-type="string">
            <text:p>=AVERAGEIFS(Show_Room,Car_model,"Model 02",Branch,"City BB")</text:p>
          </table:table-cell>
        </table:table-row>
        <table:table-row table:style-name="ro1">
          <table:table-cell office:value-type="string" calcext:value-type="string">
            <text:p>City CC</text:p>
          </table:table-cell>
          <table:table-cell office:value-type="string" calcext:value-type="string">
            <text:p>Model 0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verage all Model 01 cars in Show rooms in city BB</text:p>
          </table:table-cell>
        </table:table-row>
        <table:table-row table:style-name="ro1">
          <table:table-cell office:value-type="string" calcext:value-type="string">
            <text:p>City AA</text:p>
          </table:table-cell>
          <table:table-cell office:value-type="string" calcext:value-type="string">
            <text:p>Model 0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 BB</text:p>
          </table:table-cell>
          <table:table-cell office:value-type="string" calcext:value-type="string">
            <text:p>Model 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table:style-name="Good" table:formula="of:=COM.MICROSOFT.MAXIFS(Show_Room;Car_model;&quot;Model 01&quot;)" office:value-type="float" office:value="18" calcext:value-type="float">
            <text:p>18</text:p>
          </table:table-cell>
          <table:table-cell table:style-name="ce1" table:formula="of:=FORMULA([.G19])" office:value-type="string" office:string-value="=MAXIFS(Show_Room,Car_model,&quot;Model 01&quot;)" calcext:value-type="string">
            <text:p>=MAXIFS(Show_Room,Car_model,"Model 01")</text:p>
          </table:table-cell>
        </table:table-row>
        <table:table-row table:style-name="ro1">
          <table:table-cell office:value-type="string" calcext:value-type="string">
            <text:p>City CC</text:p>
          </table:table-cell>
          <table:table-cell office:value-type="string" calcext:value-type="string">
            <text:p>Model 0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Maximum of Model 01 cars in Show rooms</text:p>
          </table:table-cell>
        </table:table-row>
        <table:table-row table:style-name="ro1">
          <table:table-cell office:value-type="string" calcext:value-type="string">
            <text:p>City AA</text:p>
          </table:table-cell>
          <table:table-cell office:value-type="string" calcext:value-type="string">
            <text:p>Model 0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Good" table:formula="of:=COM.MICROSOFT.MAXIFS(Show_Room;Car_model;&quot;Model 02&quot;;Branch;&quot;City BB&quot;)" office:value-type="float" office:value="20" calcext:value-type="float">
            <text:p>20</text:p>
          </table:table-cell>
          <table:table-cell table:style-name="ce1" table:formula="of:=FORMULA([.G21])" office:value-type="string" office:string-value="=MAXIFS(Show_Room,Car_model,&quot;Model 02&quot;,Branch,&quot;City BB&quot;)" calcext:value-type="string">
            <text:p>=MAXIFS(Show_Room,Car_model,"Model 02",Branch,"City BB")</text:p>
          </table:table-cell>
        </table:table-row>
        <table:table-row table:style-name="ro1">
          <table:table-cell office:value-type="string" calcext:value-type="string">
            <text:p>City BB</text:p>
          </table:table-cell>
          <table:table-cell office:value-type="string" calcext:value-type="string">
            <text:p>Model 0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ximum of Model 01 cars in Show rooms in city BB</text:p>
          </table:table-cell>
        </table:table-row>
        <table:table-row table:style-name="ro1">
          <table:table-cell office:value-type="string" calcext:value-type="string">
            <text:p>City CC</text:p>
          </table:table-cell>
          <table:table-cell office:value-type="string" calcext:value-type="string">
            <text:p>Model 0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 AA</text:p>
          </table:table-cell>
          <table:table-cell office:value-type="string" calcext:value-type="string">
            <text:p>Model 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style-name="Good" table:formula="of:=COM.MICROSOFT.MINIFS(Show_Room;Car_model;&quot;Model 01&quot;)" office:value-type="float" office:value="2" calcext:value-type="float">
            <text:p>2</text:p>
          </table:table-cell>
          <table:table-cell table:style-name="ce1" table:formula="of:=FORMULA([.G24])" office:value-type="string" office:string-value="=MINIFS(Show_Room,Car_model,&quot;Model 01&quot;)" calcext:value-type="string">
            <text:p>=MINIFS(Show_Room,Car_model,"Model 01")</text:p>
          </table:table-cell>
        </table:table-row>
        <table:table-row table:style-name="ro1">
          <table:table-cell office:value-type="string" calcext:value-type="string">
            <text:p>City BB</text:p>
          </table:table-cell>
          <table:table-cell office:value-type="string" calcext:value-type="string">
            <text:p>Model 0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Minimum of Model 01 cars in Show rooms</text:p>
          </table:table-cell>
        </table:table-row>
        <table:table-row table:style-name="ro1">
          <table:table-cell office:value-type="string" calcext:value-type="string">
            <text:p>City CC</text:p>
          </table:table-cell>
          <table:table-cell office:value-type="string" calcext:value-type="string">
            <text:p>Model 0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style-name="Good" table:formula="of:=COM.MICROSOFT.MINIFS(Show_Room;Car_model;&quot;Model 02&quot;;Branch;&quot;City BB&quot;)" office:value-type="float" office:value="16" calcext:value-type="float">
            <text:p>16</text:p>
          </table:table-cell>
          <table:table-cell table:style-name="ce1" table:formula="of:=FORMULA([.G26])" office:value-type="string" office:string-value="=MINIFS(Show_Room,Car_model,&quot;Model 02&quot;,Branch,&quot;City BB&quot;)" calcext:value-type="string">
            <text:p>=MINIFS(Show_Room,Car_model,"Model 02",Branch,"City BB")</text:p>
          </table:table-cell>
        </table:table-row>
        <table:table-row table:style-name="ro1">
          <table:table-cell office:value-type="string" calcext:value-type="string">
            <text:p>City AA</text:p>
          </table:table-cell>
          <table:table-cell office:value-type="string" calcext:value-type="string">
            <text:p>Model 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inimum of Model 01 cars in Show rooms in city BB</text:p>
          </table:table-cell>
        </table:table-row>
        <table:table-row table:style-name="ro1">
          <table:table-cell office:value-type="string" calcext:value-type="string">
            <text:p>City BB</text:p>
          </table:table-cell>
          <table:table-cell office:value-type="string" calcext:value-type="string">
            <text:p>Model 0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 CC</text:p>
          </table:table-cell>
          <table:table-cell office:value-type="string" calcext:value-type="string">
            <text:p>Model 0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 AA</text:p>
          </table:table-cell>
          <table:table-cell office:value-type="string" calcext:value-type="string">
            <text:p>Model 0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>
        <table:named-range table:name="Branch" table:base-cell-address="$Example.$A$2" table:cell-range-address="$Example.$A$3:.$A$30"/>
        <table:named-range table:name="Car_model" table:base-cell-address="$Example.$B$2" table:cell-range-address="$Example.$B$3:.$B$30"/>
        <table:named-range table:name="Repair_Shop" table:base-cell-address="$Example.$E$2" table:cell-range-address="$Example.$E$3:.$E$30"/>
        <table:named-range table:name="Show_Room" table:base-cell-address="$Example.$C$2" table:cell-range-address="$Example.$C$3:.$C$30"/>
        <table:named-range table:name="Used" table:base-cell-address="$Example.$D$2" table:cell-range-address="$Example.$D$3:.$D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/00/0000</text:date>, <text:time style:data-style-name="N2" text:time-value="17:20:42.589945056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da</meta:initial-creator>
    <meta:creation-date>2018-03-29T20:12:10.641320221</meta:creation-date>
    <meta:generator>LibreOffice/6.0.5.2$Linux_X86_64 LibreOffice_project/54c8cbb85f300ac59db32fe8a675ff7683cd5a16</meta:generator>
    <dc:date>2018-06-22T17:24:33.876154674</dc:date>
    <dc:creator>Olivier Hallot</dc:creator>
    <meta:editing-duration>PT36M16S</meta:editing-duration>
    <meta:editing-cycles>10</meta:editing-cycles>
    <dc:title>Calc multiple conditions functions</dc:title>
    <meta:keyword>MAXIFS</meta:keyword>
    <meta:keyword>MINIFS</meta:keyword>
    <meta:keyword>SUMIFS</meta:keyword>
    <meta:keyword>COUNTIFS</meta:keyword>
    <meta:keyword>AVERAGEIFS</meta:keyword>
    <meta:document-statistic meta:table-count="1" meta:cell-count="180" meta:object-count="0"/>
  </office:meta>
</office:document-meta>
</file>